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3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6.998cm" draw:transform="rotate (1.5707963267949) translate (13.399cm 12.5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122cm" svg:height="2.569cm" draw:transform="rotate (1.5707963267949) translate (16.8cm 20cm)">
          <draw:text-box>
            <text:p/>
          </draw:text-box>
        </draw:frame>
        <draw:custom-shape draw:style-name="gr3" draw:text-style-name="P1" draw:layer="layout" svg:width="6.999cm" svg:height="7.001cm" draw:transform="rotate (1.5707963267949) translate (13.4cm 12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cm" svg:height="6.998cm" draw:transform="rotate (1.5707963267949) translate (17cm 16cm)">
          <text:p/>
          <draw:enhanced-geometry svg:viewBox="0 0 21600 21600" draw:type="rectangle" draw:enhanced-path="M 0 0 L 21600 0 21600 21600 0 21600 0 0 Z N"/>
        </draw:custom-shape>
        <draw:polyline draw:style-name="gr5" draw:text-style-name="P1" draw:layer="layout" svg:width="9.766cm" svg:height="7.725cm" draw:transform="skewX (0.000174532925199358) rotate (-2.19300620513088) translate (27.3148209581996cm 11.3784331507879cm)" svg:viewBox="0 0 9767 7726" draw:points="6923,7726 9767,5686 5687,0 0,4080 2102,7005">
          <text:p/>
        </draw:polyline>
        <draw:custom-shape draw:style-name="gr6" draw:text-style-name="P1" draw:layer="layout" svg:width="0.503cm" svg:height="0.5cm" draw:transform="rotate (1.5707963267949) translate (6.402cm 10.7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6.602cm" svg:y1="10.5cm" svg:x2="8.602cm" svg:y2="11.2cm">
          <text:p/>
        </draw:line>
        <draw:frame draw:style-name="gr8" draw:text-style-name="P2" draw:layer="layout" svg:width="1.162cm" svg:height="1.204cm" svg:x="5.3cm" svg:y="9.204cm">
          <draw:text-box>
            <text:p><text:span text:style-name="T1">O</text:span></text:p>
          </draw:text-box>
        </draw:frame>
        <draw:frame draw:style-name="gr9" draw:text-style-name="P2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03-17T17:11:58.102876004</dc:date>
    <meta:editing-duration>PT1H9M53S</meta:editing-duration>
    <meta:editing-cycles>31</meta:editing-cycles>
    <meta:generator>LibreOffice/4.2.8.2$Linux_X86_64 LibreOffice_project/420m0$Build-2</meta:generator>
    <meta:document-statistic meta:object-count="9"/>
  </office:meta>
</office:document-meta>
</file>